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08e3ea" officeooo:paragraph-rsid="0008e3ea"/>
    </style:style>
    <style:style style:name="P8" style:family="paragraph" style:parent-style-name="Table_20_Contents">
      <style:text-properties officeooo:paragraph-rsid="0008e3ea"/>
    </style:style>
    <style:style style:name="P9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0" style:family="paragraph" style:parent-style-name="Table_20_Contents">
      <style:text-properties officeooo:rsid="0008e3ea" officeooo:paragraph-rsid="0008e3ea"/>
    </style:style>
    <style:style style:name="T1" style:family="text">
      <style:text-properties fo:color="#999999"/>
    </style:style>
    <style:style style:name="T2" style:family="text">
      <style:text-properties officeooo:rsid="0008e3ea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9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7. <text:s/>Construcción de un spool de impresión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Adrián Jesús Peña Rodríguez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<text:span text:style-name="T2">20</text:span>... minutos.</text:p>
      <text:p text:style-name="Standard">1. He resuelto todas las dudas que tenía antes de iniciar la sesión de prácticas: …<text:span text:style-name="T2">si</text:span>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8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</table:table-cell>
        </table:table-row>
      </table:table>
      <text:p text:style-name="Standard"/>
      <text:p text:style-name="P4">b) Cuestionario de conocimientos adquiridos.</text:p>
      <text:p text:style-name="Standard"><text:span text:style-name="T2">La explicación de la práctica es</text:span>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Basicamente estamos ante una estructura cliente-servidor en la que nuestro servidor lee a través de los cauces que el mismo crea el número de clientes que necesitan escribir en pantalla. </text:p>
            <text:p text:style-name="P7">Una vez hecho esto lo que hace el servidor es crear tantos hijos como clientes hay los cuales lanzan un cauce informando al cliente acerca de que proxy va a atender la petición.</text:p>
            <text:p text:style-name="P7">Nuestro proxy el cual a través de la entrada estándar redirigida al fifo de entradapara el proxy, lee la petición y comienza a escribir en un archivo temporal el número de caracteres que el cliente desea escribir. Todo esto lo hace en exclusión mutua usando cerrojos para ello y un archivo llamado bloqueo.</text:p>
            <text:p text:style-name="P7">Por último decir que nuestro servidor no finaliza hasta que no nos mandan la señal SIGINT la cual provoca el borrado de los cauces para así poder volverlo a ejecutar sin ningún problema. Nuestro <text:soft-page-break/>servidor puede seguir atendiendo a clientes mientras no enviemos la señal CTRL+C (SIGNINT)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8"/>Módulo II.Uso de los servicios del SO Linux mediante la API </text:p>
        <text:p text:style-name="MP2"/>
      </style:header>
      <style:footer>
        <text:p text:style-name="MP3"><text:span text:style-name="MT1">Módulo 2 - Sesión 7. Construcción de un spool de impresión</text:span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1-10-05T09:46:35</meta:creation-date>
    <dc:date>2016-11-29T22:15:07.901275348</dc:date>
    <meta:print-date>2011-10-06T10:39:21</meta:print-date>
    <meta:editing-cycles>187</meta:editing-cycles>
    <meta:editing-duration>PT21H59M53S</meta:editing-duration>
    <meta:document-statistic meta:table-count="7" meta:image-count="1" meta:object-count="0" meta:page-count="2" meta:paragraph-count="18" meta:word-count="297" meta:character-count="1771" meta:non-whitespace-character-count="1478"/>
    <meta:user-defined meta:name="Información 1"/>
    <meta:user-defined meta:name="Información 2"/>
    <meta:user-defined meta:name="Información 3"/>
    <meta:user-defined meta:name="Información 4"/>
  </office:meta>
</office:document-meta>
</file>